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549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584cm"/>
    </style:style>
    <style:style style:name="co11" style:family="table-column">
      <style:table-column-properties fo:break-before="auto" style:column-width="0.766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0.806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1.515cm"/>
    </style:style>
    <style:style style:name="co16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47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order-left="0.088cm solid #000000" fo:border-right="none" fo:border-top="0.088cm solid #000000"/>
    </style:style>
    <style:style style:name="ce10" style:family="table-cell" style:parent-style-name="Default">
      <style:table-cell-properties fo:border-bottom="none" fo:border-left="0.088cm solid #000000" fo:border-right="none" fo:border-top="none"/>
    </style:style>
    <style:style style:name="ce11" style:family="table-cell" style:parent-style-name="Default">
      <style:table-cell-properties fo:border-bottom="0.088cm solid #000000" fo:border-left="0.088cm solid #000000" fo:border-right="none" fo:border-top="none"/>
    </style:style>
    <style:style style:name="ce12" style:family="table-cell" style:parent-style-name="Default">
      <style:table-cell-properties fo:border-bottom="none" fo:border-left="0.088cm solid #000000" fo:border-right="none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088cm solid #000000"/>
    </style:style>
    <style:style style:name="ce18" style:family="table-cell" style:parent-style-name="Default">
      <style:table-cell-properties fo:border-bottom="0.088cm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0.088cm solid #000000" fo:border-top="0.088cm solid #000000"/>
    </style:style>
    <style:style style:name="ce23" style:family="table-cell" style:parent-style-name="Default">
      <style:table-cell-properties fo:border-bottom="none" fo:border-left="none" fo:border-right="0.088cm solid #000000" fo:border-top="none"/>
    </style:style>
    <style:style style:name="ce24" style:family="table-cell" style:parent-style-name="Default">
      <style:table-cell-properties fo:border-bottom="0.088cm solid #000000" fo:border-left="none" fo:border-right="0.088cm solid #000000" fo:border-top="none"/>
    </style:style>
    <style:style style:name="ce25" style:family="table-cell" style:parent-style-name="Default">
      <style:table-cell-properties fo:border-bottom="none" fo:border-left="none" fo:border-right="0.088cm solid #000000" fo:border-top="0.002cm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7"/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4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015.37">
            <text:p>1015,37</text:p>
          </table:table-cell>
          <table:table-cell office:value-type="float" office:value="10">
            <text:p>10</text:p>
          </table:table-cell>
          <table:table-cell/>
          <table:table-cell>
            <draw:frame table:end-cell-address="r104.L16" table:end-x="1.379cm" table:end-y="0.441cm" draw:z-index="0" draw:style-name="gr1" svg:width="4.844cm" svg:height="6.997cm" svg:x="0.199cm" svg:y="0.48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986.9">
            <text:p>986,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988.92">
            <text:p>988,9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002.81">
            <text:p>1002,8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991.19">
            <text:p>991,1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002.07">
            <text:p>1002,0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</text:p>
          </table:table-cell>
          <table:covered-table-cell/>
          <table:table-cell table:number-columns-repeated="4"/>
        </table:table-row>
        <table:table-row table:style-name="ro1">
          <table:table-cell table:number-columns-repeated="5"/>
          <table:table-cell table:formula="of:=AVERAGE([.F2:.F11])" office:value-type="float" office:value="993.404">
            <text:p>993,4</text:p>
          </table:table-cell>
          <table:table-cell table:formula="of:=AVERAGE([.G2:.G1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4"/>
        </table:table-row>
        <table:table-row table:style-name="ro1">
          <table:table-cell table:number-columns-repeated="5"/>
          <table:table-cell table:formula="of:=STDEVP([.F2:.F11])" office:value-type="float" office:value="9.50515249746158">
            <text:p>9,51</text:p>
          </table:table-cell>
          <table:table-cell table:formula="of:=STDEV([.G2:.G1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7" table:formula="of:=[.F15]/[.F13]" office:value-type="percentage" office:value="0.00956826477189701">
            <text:p>0,957%</text:p>
          </table:table-cell>
          <table:table-cell table:style-name="ce27" table:formula="of:=[.G15]/[.G13]" office:value-type="percentage" office:value="0">
            <text:p>0,000%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4" office:value-type="string" table:number-columns-spanned="9" table:number-rows-spanned="1">
            <text:p>RARV²</text:p>
          </table:table-cell>
          <table:covered-table-cell table:number-columns-repeated="8"/>
          <table:table-cell>
            <draw:frame table:end-cell-address="r104.O33" table:end-x="1.186cm" table:end-y="0.238cm" draw:z-index="1" draw:style-name="gr1" svg:width="10.226cm" svg:height="6.999cm" svg:x="0.416cm" svg:y="0.36cm">
              <draw:object draw:notify-on-update-of-ranges="r104.B22:r104.B30 r104.B20:r104.B20 r104.F22:r104.F30 r104.F20:r104.F20 r104.I22:r104.I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 table:number-columns-repeated="3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3559">
            <text:p>3559</text:p>
          </table:table-cell>
          <table:table-cell table:style-name="ce13" office:value-type="float" office:value="26.5">
            <text:p>26,5</text:p>
          </table:table-cell>
          <table:table-cell table:style-name="ce28" office:value-type="float" office:value="26.35">
            <text:p>26,35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float" office:value="8215">
            <text:p>8215</text:p>
          </table:table-cell>
          <table:table-cell table:style-name="ce14" office:value-type="float" office:value="87.57">
            <text:p>87,57</text:p>
          </table:table-cell>
          <table:table-cell table:style-name="ce29" office:value-type="float" office:value="87.65">
            <text:p>87,65</text:p>
          </table:table-cell>
          <table:table-cell table:formula="of:=AVERAGE([.G22];[.H22])" office:value-type="float" office:value="87.61">
            <text:p>87,6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4902">
            <text:p>4902</text:p>
          </table:table-cell>
          <table:table-cell table:style-name="ce15" office:value-type="float" office:value="80.84">
            <text:p>80,84</text:p>
          </table:table-cell>
          <table:table-cell table:style-name="ce30" office:value-type="float" office:value="81.11">
            <text:p>81,11</text:p>
          </table:table-cell>
          <table:table-cell table:formula="of:=AVERAGE([.G23];[.H23])" office:value-type="float" office:value="80.975">
            <text:p>80,98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5838">
            <text:p>5838</text:p>
          </table:table-cell>
          <table:table-cell table:style-name="ce15" office:value-type="float" office:value="72.7">
            <text:p>72,7</text:p>
          </table:table-cell>
          <table:table-cell table:style-name="ce30" office:value-type="float" office:value="72.78">
            <text:p>72,78</text:p>
          </table:table-cell>
          <table:table-cell table:formula="of:=AVERAGE([.G24];[.H24])" office:value-type="float" office:value="72.74">
            <text:p>72,74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43">
            <text:p>2343</text:p>
          </table:table-cell>
          <table:table-cell table:style-name="ce15" office:value-type="float" office:value="64.02">
            <text:p>64,02</text:p>
          </table:table-cell>
          <table:table-cell table:style-name="ce30" office:value-type="float" office:value="63.94">
            <text:p>63,94</text:p>
          </table:table-cell>
          <table:table-cell table:formula="of:=AVERAGE([.G25];[.H25])" office:value-type="float" office:value="63.98">
            <text:p>63,98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777">
            <text:p>2777</text:p>
          </table:table-cell>
          <table:table-cell table:style-name="ce15" office:value-type="float" office:value="55.22">
            <text:p>55,22</text:p>
          </table:table-cell>
          <table:table-cell table:style-name="ce30" office:value-type="float" office:value="54.84">
            <text:p>54,84</text:p>
          </table:table-cell>
          <table:table-cell table:formula="of:=AVERAGE([.G26];[.H26])" office:value-type="float" office:value="55.03">
            <text:p>55,0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99">
            <text:p>2399</text:p>
          </table:table-cell>
          <table:table-cell table:style-name="ce15" office:value-type="float" office:value="45.85">
            <text:p>45,85</text:p>
          </table:table-cell>
          <table:table-cell table:style-name="ce30" office:value-type="float" office:value="46.12">
            <text:p>46,12</text:p>
          </table:table-cell>
          <table:table-cell table:formula="of:=AVERAGE([.G27];[.H27])" office:value-type="float" office:value="45.985">
            <text:p>45,99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362">
            <text:p>2362</text:p>
          </table:table-cell>
          <table:table-cell table:style-name="ce15" office:value-type="float" office:value="37.06">
            <text:p>37,06</text:p>
          </table:table-cell>
          <table:table-cell table:style-name="ce30" office:value-type="float" office:value="37.03">
            <text:p>37,03</text:p>
          </table:table-cell>
          <table:table-cell table:formula="of:=AVERAGE([.G28];[.H28])" office:value-type="float" office:value="37.045">
            <text:p>37,0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2193">
            <text:p>2193</text:p>
          </table:table-cell>
          <table:table-cell table:style-name="ce15" office:value-type="float" office:value="28.01">
            <text:p>28,01</text:p>
          </table:table-cell>
          <table:table-cell table:style-name="ce30" office:value-type="float" office:value="27.96">
            <text:p>27,96</text:p>
          </table:table-cell>
          <table:table-cell table:formula="of:=AVERAGE([.G29];[.H29])" office:value-type="float" office:value="27.985">
            <text:p>27,99</text:p>
          </table:table-cell>
          <table:table-cell table:number-columns-repeated="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199">
            <text:p>2199</text:p>
          </table:table-cell>
          <table:table-cell table:style-name="ce16" office:value-type="float" office:value="18.94">
            <text:p>18,94</text:p>
          </table:table-cell>
          <table:table-cell table:style-name="ce31" office:value-type="float" office:value="18.98">
            <text:p>18,98</text:p>
          </table:table-cell>
          <table:table-cell table:formula="of:=AVERAGE([.G30];[.H30])" office:value-type="float" office:value="18.96">
            <text:p>18,9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9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7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7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7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7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7"/>
        </table:table-row>
      </table:table>
      <table:table table:name="rc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1629.44">
            <text:p>1629,44</text:p>
          </table:table-cell>
          <table:table-cell table:style-name="ce33" office:value-type="float" office:value="13">
            <text:p>13</text:p>
          </table:table-cell>
          <table:table-cell>
            <draw:frame table:end-cell-address="rc105.M15" table:end-x="0.874cm" table:end-y="0.414cm" draw:z-index="0" draw:style-name="gr1" svg:width="9.799cm" svg:height="7.198cm" svg:x="0.531cm" svg:y="0.252cm">
              <draw:object draw:notify-on-update-of-ranges="rc105.E3:rc105.E12 rc105.F3:rc105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549.13">
            <text:p>1549,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552.05">
            <text:p>1552,0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1552.312">
            <text:p>1552,31</text:p>
          </table:table-cell>
          <table:table-cell table:formula="of:=AVERAGE([.G3:.G12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10.2639356973824">
            <text:p>10,26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661203140694808">
            <text:p>0,661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7"/>
          <table:covered-table-cell>
            <draw:frame table:end-cell-address="rc105.N33" table:end-x="2.169cm" table:end-y="0.391cm" draw:z-index="1" draw:style-name="gr1" svg:width="12.546cm" svg:height="6.999cm" svg:x="0.16cm" svg:y="0.513cm">
              <draw:object draw:notify-on-update-of-ranges="rc105.B22:rc105.B30 rc105.F20:rc105.F20 rc105.F22:rc105.F30 rc105.H20:rc105.H20 rc105.I22:rc105.I30" xlink:href="./Object 4" xlink:type="simple" xlink:show="embed" xlink:actuate="onLoad"/>
              <draw:image xlink:href="./ObjectReplacements/Object 4" xlink:type="simple" xlink:show="embed" xlink:actuate="onLoad"/>
            </draw:frame>
          </table:covered-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7622">
            <text:p>7622</text:p>
          </table:table-cell>
          <table:table-cell table:style-name="ce13" office:value-type="float" office:value="23">
            <text:p>23</text:p>
          </table:table-cell>
          <table:table-cell table:style-name="ce28" office:value-type="float" office:value="23.07">
            <text:p>23,07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14" office:value-type="float" office:value="3528">
            <text:p>3528</text:p>
          </table:table-cell>
          <table:table-cell table:style-name="ce14" office:value-type="float" office:value="84.44">
            <text:p>84,44</text:p>
          </table:table-cell>
          <table:table-cell table:style-name="ce29" office:value-type="float" office:value="84.41">
            <text:p>84,41</text:p>
          </table:table-cell>
          <table:table-cell table:formula="of:=AVERAGE([.G22];[.H22])" office:value-type="float" office:value="84.425">
            <text:p>84,4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119">
            <text:p>3119</text:p>
          </table:table-cell>
          <table:table-cell table:style-name="ce15" office:value-type="float" office:value="78.4">
            <text:p>78,4</text:p>
          </table:table-cell>
          <table:table-cell table:style-name="ce30" office:value-type="float" office:value="78.2">
            <text:p>78,2</text:p>
          </table:table-cell>
          <table:table-cell table:formula="of:=AVERAGE([.G23];[.H23])" office:value-type="float" office:value="78.3">
            <text:p>78,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534">
            <text:p>3534</text:p>
          </table:table-cell>
          <table:table-cell table:style-name="ce15" office:value-type="float" office:value="70.86">
            <text:p>70,86</text:p>
          </table:table-cell>
          <table:table-cell table:style-name="ce30" office:value-type="float" office:value="70.74">
            <text:p>70,74</text:p>
          </table:table-cell>
          <table:table-cell table:formula="of:=AVERAGE([.G24];[.H24])" office:value-type="float" office:value="70.8">
            <text:p>70,8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4114">
            <text:p>4114</text:p>
          </table:table-cell>
          <table:table-cell table:style-name="ce15" office:value-type="float" office:value="62.19">
            <text:p>62,19</text:p>
          </table:table-cell>
          <table:table-cell table:style-name="ce30" office:value-type="float" office:value="62.24">
            <text:p>62,24</text:p>
          </table:table-cell>
          <table:table-cell table:formula="of:=AVERAGE([.G25];[.H25])" office:value-type="float" office:value="62.215">
            <text:p>62,22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666">
            <text:p>3666</text:p>
          </table:table-cell>
          <table:table-cell table:style-name="ce15" office:value-type="float" office:value="53.43">
            <text:p>53,43</text:p>
          </table:table-cell>
          <table:table-cell table:style-name="ce30" office:value-type="float" office:value="53.48">
            <text:p>53,48</text:p>
          </table:table-cell>
          <table:table-cell table:formula="of:=AVERAGE([.G26];[.H26])" office:value-type="float" office:value="53.455">
            <text:p>53,46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7077">
            <text:p>7077</text:p>
          </table:table-cell>
          <table:table-cell table:style-name="ce15" office:value-type="float" office:value="44.29">
            <text:p>44,29</text:p>
          </table:table-cell>
          <table:table-cell table:style-name="ce30" office:value-type="float" office:value="44.22">
            <text:p>44,22</text:p>
          </table:table-cell>
          <table:table-cell table:formula="of:=AVERAGE([.G27];[.H27])" office:value-type="float" office:value="44.255">
            <text:p>44,26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6642">
            <text:p>6642</text:p>
          </table:table-cell>
          <table:table-cell table:style-name="ce15" office:value-type="float" office:value="34.93">
            <text:p>34,93</text:p>
          </table:table-cell>
          <table:table-cell table:style-name="ce30" office:value-type="float" office:value="34.96">
            <text:p>34,96</text:p>
          </table:table-cell>
          <table:table-cell table:formula="of:=AVERAGE([.G28];[.H28])" office:value-type="float" office:value="34.945">
            <text:p>34,9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4453">
            <text:p>4453</text:p>
          </table:table-cell>
          <table:table-cell table:style-name="ce15" office:value-type="float" office:value="25.63">
            <text:p>25,63</text:p>
          </table:table-cell>
          <table:table-cell table:style-name="ce30" office:value-type="float" office:value="25.69">
            <text:p>25,69</text:p>
          </table:table-cell>
          <table:table-cell table:formula="of:=AVERAGE([.G29];[.H29])" office:value-type="float" office:value="25.66">
            <text:p>25,6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112569">
            <text:p>112569</text:p>
          </table:table-cell>
          <table:table-cell table:style-name="ce16" office:value-type="float" office:value="16.03">
            <text:p>16,03</text:p>
          </table:table-cell>
          <table:table-cell table:style-name="ce31" office:value-type="float" office:value="16.11">
            <text:p>16,11</text:p>
          </table:table-cell>
          <table:table-cell table:formula="of:=AVERAGE([.G30];[.H30])" office:value-type="float" office:value="16.07">
            <text:p>16,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</table:table>
      <table:table table:name="r1_2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4040.6">
            <text:p>4040,6</text:p>
          </table:table-cell>
          <table:table-cell table:style-name="ce3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table:style-name="ce3" office:value-type="float" office:value="4397.78">
            <text:p>4397,78</text:p>
          </table:table-cell>
          <table:table-cell table:style-name="ce3" office:value-type="float" office:value="18">
            <text:p>18</text:p>
          </table:table-cell>
          <table:table-cell/>
          <table:table-cell>
            <draw:frame table:end-cell-address="r1_2_2.L17" table:end-x="1.4cm" table:end-y="0.126cm" draw:z-index="0" draw:style-name="gr1" svg:width="7.242cm" svg:height="6.999cm" svg:x="0.179cm" svg:y="0.163cm">
              <draw:object draw:notify-on-update-of-ranges="r1_2_2.E3:r1_2_2.E12 r1_2_2.F3:r1_2_2.F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21" office:value-type="string">
            <text:p>R2</text:p>
          </table:table-cell>
          <table:table-cell table:style-name="ce3" office:value-type="float" office:value="4499.49">
            <text:p>4499,49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table:style-name="ce3" office:value-type="float" office:value="4575.01">
            <text:p>4575,01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table:style-name="ce3" office:value-type="float" office:value="4503.24">
            <text:p>4503,24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table:style-name="ce3" office:value-type="float" office:value="4419.37">
            <text:p>4419,37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table:style-name="ce3" office:value-type="float" office:value="4430.87">
            <text:p>4430,87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table:style-name="ce3" office:value-type="float" office:value="4401.48">
            <text:p>4401,48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table:style-name="ce3" office:value-type="float" office:value="4421.06">
            <text:p>4421,06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table:style-name="ce3" office:value-type="float" office:value="4495.21">
            <text:p>4495,21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table:style-name="ce3" office:value-type="float" office:value="4538.08">
            <text:p>4538,08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3:.F12])" office:value-type="float" office:value="4468.159">
            <text:p>4468,16</text:p>
          </table:table-cell>
          <table:table-cell table:formula="of:=AVERAGE([.G3:.G1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3:.F12])" office:value-type="float" office:value="58.8545594580404">
            <text:p>58,85</text:p>
          </table:table-cell>
          <table:table-cell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7" table:formula="of:=[.F16]/[.F14]" office:value-type="percentage" office:value="0.0131719930866472">
            <text:p>1,317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0181">
            <text:p>10181</text:p>
          </table:table-cell>
          <table:table-cell table:style-name="ce13" office:value-type="float" office:value="44.62">
            <text:p>44,62</text:p>
          </table:table-cell>
          <table:table-cell table:style-name="ce28" office:value-type="float" office:value="44.36">
            <text:p>44,36</text:p>
          </table:table-cell>
          <table:table-cell/>
          <table:table-cell>
            <draw:frame table:end-cell-address="r1_2_2.N35" table:end-x="2.213cm" table:end-y="0.132cm" draw:z-index="1" draw:style-name="gr1" svg:width="10.99cm" svg:height="6.741cm" svg:x="0.255cm" svg:y="0.427cm">
              <draw:object draw:notify-on-update-of-ranges="r1_2_2.B22:r1_2_2.B30 r1_2_2.F20:r1_2_2.F20 r1_2_2.F22:r1_2_2.F30 r1_2_2.G20:r1_2_2.G20 r1_2_2.I22:r1_2_2.I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14" office:value-type="float" office:value="19306">
            <text:p>19306</text:p>
          </table:table-cell>
          <table:table-cell table:style-name="ce14" office:value-type="float" office:value="175.12">
            <text:p>175,12</text:p>
          </table:table-cell>
          <table:table-cell table:style-name="ce29"/>
          <table:table-cell table:formula="of:=AVERAGE([.G22];[.H22])" office:value-type="float" office:value="175.12">
            <text:p>175,12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8384">
            <text:p>18384</text:p>
          </table:table-cell>
          <table:table-cell table:style-name="ce15" office:value-type="float" office:value="160.45">
            <text:p>160,45</text:p>
          </table:table-cell>
          <table:table-cell table:style-name="ce30" office:value-type="float" office:value="160.49">
            <text:p>160,49</text:p>
          </table:table-cell>
          <table:table-cell table:formula="of:=AVERAGE([.G23];[.H23])" office:value-type="float" office:value="160.47">
            <text:p>160,4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5517">
            <text:p>15517</text:p>
          </table:table-cell>
          <table:table-cell table:style-name="ce15" office:value-type="float" office:value="143.06">
            <text:p>143,06</text:p>
          </table:table-cell>
          <table:table-cell table:style-name="ce30" office:value-type="float" office:value="142.97">
            <text:p>142,97</text:p>
          </table:table-cell>
          <table:table-cell table:formula="of:=AVERAGE([.G24];[.H24])" office:value-type="float" office:value="143.015">
            <text:p>143,02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8565">
            <text:p>18565</text:p>
          </table:table-cell>
          <table:table-cell table:style-name="ce15" office:value-type="float" office:value="124.47">
            <text:p>124,47</text:p>
          </table:table-cell>
          <table:table-cell table:style-name="ce30"/>
          <table:table-cell table:formula="of:=AVERAGE([.G25];[.H25])" office:value-type="float" office:value="124.47">
            <text:p>124,4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988">
            <text:p>13988</text:p>
          </table:table-cell>
          <table:table-cell table:style-name="ce15" office:value-type="float" office:value="105.57">
            <text:p>105,57</text:p>
          </table:table-cell>
          <table:table-cell table:style-name="ce30" office:value-type="float" office:value="105.49">
            <text:p>105,49</text:p>
          </table:table-cell>
          <table:table-cell table:formula="of:=AVERAGE([.G26];[.H26])" office:value-type="float" office:value="105.53">
            <text:p>105,53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169">
            <text:p>13169</text:p>
          </table:table-cell>
          <table:table-cell table:style-name="ce15" office:value-type="float" office:value="86.3">
            <text:p>86,3</text:p>
          </table:table-cell>
          <table:table-cell table:style-name="ce30" office:value-type="float" office:value="86.83">
            <text:p>86,83</text:p>
          </table:table-cell>
          <table:table-cell table:formula="of:=AVERAGE([.G27];[.H27])" office:value-type="float" office:value="86.565">
            <text:p>86,5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2840">
            <text:p>12840</text:p>
          </table:table-cell>
          <table:table-cell table:style-name="ce15" office:value-type="float" office:value="67.61">
            <text:p>67,61</text:p>
          </table:table-cell>
          <table:table-cell table:style-name="ce30" office:value-type="float" office:value="67.47">
            <text:p>67,47</text:p>
          </table:table-cell>
          <table:table-cell table:formula="of:=AVERAGE([.G28];[.H28])" office:value-type="float" office:value="67.54">
            <text:p>67,54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3095">
            <text:p>13095</text:p>
          </table:table-cell>
          <table:table-cell table:style-name="ce15" office:value-type="float" office:value="48.78">
            <text:p>48,78</text:p>
          </table:table-cell>
          <table:table-cell table:style-name="ce30"/>
          <table:table-cell table:formula="of:=AVERAGE([.G29];[.H29])" office:value-type="float" office:value="48.78">
            <text:p>48,7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3911">
            <text:p>13911</text:p>
          </table:table-cell>
          <table:table-cell table:style-name="ce16" office:value-type="float" office:value="27.79">
            <text:p>27,79</text:p>
          </table:table-cell>
          <table:table-cell table:style-name="ce31" office:value-type="float" office:value="30.04">
            <text:p>30,04</text:p>
          </table:table-cell>
          <table:table-cell table:formula="of:=AVERAGE([.G30];[.H30])" office:value-type="float" office:value="28.915">
            <text:p>28,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6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6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6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6"/>
        </table:table-row>
      </table:table>
      <table:table table:name="r1_4_1" table:style-name="ta1" table:print="false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11084">
            <text:p>11084</text:p>
          </table:table-cell>
          <table:table-cell table:style-name="ce33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1073">
            <text:p>11073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6" table:end-x="1.226cm" table:end-y="0.488cm" draw:z-index="0" draw:style-name="gr1" svg:width="7.999cm" svg:height="6.999cm" svg:x="0.001cm" svg:y="0.022cm">
              <draw:object draw:notify-on-update-of-ranges="r1_4_1.E3:r1_4_1.E12 r1_4_1.F3:r1_4_1.F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1024">
            <text:p>110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0943">
            <text:p>1094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0970">
            <text:p>109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0996">
            <text:p>1099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1064">
            <text:p>1106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0932">
            <text:p>1093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1112">
            <text:p>111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1079">
            <text:p>1107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1116">
            <text:p>111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11030.9">
            <text:p>11030,9</text:p>
          </table:table-cell>
          <table:table-cell table:formula="of:=AVERAGE([.G3:.G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64.4072200921605">
            <text:p>64,41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583880010626154">
            <text:p>0,584%</text:p>
          </table:table-cell>
          <table:table-cell table:style-name="ce27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>
            <draw:frame table:end-cell-address="r1_4_1.N35" table:end-x="0.886cm" table:end-y="0.284cm" draw:z-index="1" draw:style-name="gr1" svg:width="12.143cm" svg:height="6.892cm" svg:x="0.033cm" svg:y="0.428cm">
              <draw:object draw:notify-on-update-of-ranges="r1_4_1.B23:r1_4_1.B31 r1_4_1.F21:r1_4_1.F21 r1_4_1.F23:r1_4_1.F31 r1_4_1.G21:r1_4_1.G21 r1_4_1.I23:r1_4_1.I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3983">
            <text:p>33983</text:p>
          </table:table-cell>
          <table:table-cell table:style-name="ce13" office:value-type="float" office:value="75.46">
            <text:p>75,46</text:p>
          </table:table-cell>
          <table:table-cell table:style-name="ce28" office:value-type="float" office:value="75.33">
            <text:p>75,3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 office:value-type="float" office:value="59033">
            <text:p>59033</text:p>
          </table:table-cell>
          <table:table-cell table:style-name="ce14" office:value-type="float" office:value="348.25">
            <text:p>348,25</text:p>
          </table:table-cell>
          <table:table-cell table:style-name="ce29"/>
          <table:table-cell table:formula="of:=AVERAGE([.G23];[.H23])" office:value-type="float" office:value="348.25">
            <text:p>348,2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49784">
            <text:p>49784</text:p>
          </table:table-cell>
          <table:table-cell table:style-name="ce15" office:value-type="float" office:value="315.25">
            <text:p>315,25</text:p>
          </table:table-cell>
          <table:table-cell table:style-name="ce30" office:value-type="float" office:value="317.36">
            <text:p>317,36</text:p>
          </table:table-cell>
          <table:table-cell table:formula="of:=AVERAGE([.G24];[.H24])" office:value-type="float" office:value="316.305">
            <text:p>316,31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48121">
            <text:p>48121</text:p>
          </table:table-cell>
          <table:table-cell table:style-name="ce15" office:value-type="float" office:value="280.97">
            <text:p>280,97</text:p>
          </table:table-cell>
          <table:table-cell table:style-name="ce30"/>
          <table:table-cell table:formula="of:=AVERAGE([.G25];[.H25])" office:value-type="float" office:value="280.97">
            <text:p>280,97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32795">
            <text:p>32795</text:p>
          </table:table-cell>
          <table:table-cell table:style-name="ce15" office:value-type="float" office:value="244.43">
            <text:p>244,43</text:p>
          </table:table-cell>
          <table:table-cell table:style-name="ce30" office:value-type="float" office:value="244.63">
            <text:p>244,63</text:p>
          </table:table-cell>
          <table:table-cell table:formula="of:=AVERAGE([.G26];[.H26])" office:value-type="float" office:value="244.53">
            <text:p>244,5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34843">
            <text:p>34843</text:p>
          </table:table-cell>
          <table:table-cell table:style-name="ce15" office:value-type="float" office:value="203.54">
            <text:p>203,54</text:p>
          </table:table-cell>
          <table:table-cell table:style-name="ce30" office:value-type="float" office:value="205.63">
            <text:p>205,63</text:p>
          </table:table-cell>
          <table:table-cell table:formula="of:=AVERAGE([.G27];[.H27])" office:value-type="float" office:value="204.585">
            <text:p>204,59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5399">
            <text:p>25399</text:p>
          </table:table-cell>
          <table:table-cell table:style-name="ce15" office:value-type="float" office:value="167.19">
            <text:p>167,19</text:p>
          </table:table-cell>
          <table:table-cell table:style-name="ce30" office:value-type="float" office:value="166.45">
            <text:p>166,45</text:p>
          </table:table-cell>
          <table:table-cell table:formula="of:=AVERAGE([.G28];[.H28])" office:value-type="float" office:value="166.82">
            <text:p>166,82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4011">
            <text:p>24011</text:p>
          </table:table-cell>
          <table:table-cell table:style-name="ce15" office:value-type="float" office:value="128.04">
            <text:p>128,04</text:p>
          </table:table-cell>
          <table:table-cell table:style-name="ce30" office:value-type="float" office:value="127.71">
            <text:p>127,71</text:p>
          </table:table-cell>
          <table:table-cell table:formula="of:=AVERAGE([.G29];[.H29])" office:value-type="float" office:value="127.875">
            <text:p>127,88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4547">
            <text:p>24547</text:p>
          </table:table-cell>
          <table:table-cell table:style-name="ce15" office:value-type="float" office:value="88.08">
            <text:p>88,08</text:p>
          </table:table-cell>
          <table:table-cell table:style-name="ce30" office:value-type="float" office:value="88.89">
            <text:p>88,89</text:p>
          </table:table-cell>
          <table:table-cell table:formula="of:=AVERAGE([.G30];[.H30])" office:value-type="float" office:value="88.485">
            <text:p>88,49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19815">
            <text:p>19815</text:p>
          </table:table-cell>
          <table:table-cell table:style-name="ce16" office:value-type="float" office:value="48.66">
            <text:p>48,66</text:p>
          </table:table-cell>
          <table:table-cell table:style-name="ce31"/>
          <table:table-cell table:formula="of:=AVERAGE([.G31];[.H31])" office:value-type="float" office:value="48.66">
            <text:p>48,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>
            <draw:frame table:end-cell-address="r1_4_1.M64" table:end-x="1.915cm" table:end-y="0.502cm" draw:z-index="2" draw:style-name="gr1" svg:width="14.548cm" svg:height="7.634cm" svg:x="0.167cm" svg:y="0.491cm">
              <draw:object draw:notify-on-update-of-ranges="r1_4_1.B51:r1_4_1.B59 r1_4_1.F51:r1_4_1.F5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31" table:formula="of:=AVERAGE(36964)" office:value-type="float" office:value="36964">
            <text:p>36964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22536;35692;18572)"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7558;14150;24749)" office:value-type="float" office:value="15485.6666666667">
            <text:p>15485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7992;17673;13473)" office:value-type="float" office:value="13046">
            <text:p>13046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4597;7040;5930)" office:value-type="float" office:value="5855.66666666667">
            <text:p>5855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4595;3806;6064)" office:value-type="float" office:value="4821.66666666667">
            <text:p>4821,6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6161;4612;3463)" office:value-type="float" office:value="4745.33333333333">
            <text:p>4745,3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31" table:formula="of:=AVERAGE(3597;4336;3634)" office:value-type="float" office:value="3855.66666666667">
            <text:p>385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31" table:formula="of:=AVERAGE(4810;4640;2617)" office:value-type="float" office:value="4022.33333333333">
            <text:p>4022,33</text:p>
          </table:table-cell>
          <table:table-cell table:number-columns-repeated="3"/>
        </table:table-row>
      </table:table>
      <table:table table:name="r1_6_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21131.09">
            <text:p>21131,09</text:p>
          </table:table-cell>
          <table:table-cell table:style-name="ce33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office:value-type="string">
            <text:p>probar sin LS</text:p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22744">
            <text:p>22744</text:p>
          </table:table-cell>
          <table:table-cell office:value-type="float" office:value="60">
            <text:p>60</text:p>
          </table:table-cell>
          <table:table-cell>
            <draw:frame table:end-cell-address="r1_6_1.L16" table:end-x="1.245cm" table:end-y="0.488cm" draw:z-index="0" draw:style-name="gr1" svg:width="7.448cm" svg:height="6.999cm" svg:x="2.281cm" svg:y="0.022cm">
              <draw:object draw:notify-on-update-of-ranges="r1_6_1.E3:r1_6_1.E12 r1_6_1.F3:r1_6_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22806">
            <text:p>22806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22671">
            <text:p>22671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22777">
            <text:p>2277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23188">
            <text:p>23188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23027">
            <text:p>2302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23112">
            <text:p>2311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23030">
            <text:p>2303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23203">
            <text:p>23203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22719">
            <text:p>22719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22927.7">
            <text:p>22927,7</text:p>
          </table:table-cell>
          <table:table-cell table:formula="of:=AVERAGE([.G3:.G12])" office:value-type="float" office:value="60.2">
            <text:p>60,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194.565181880006">
            <text:p>194,57</text:p>
          </table:table-cell>
          <table:table-cell table:formula="of:=STDEV([.G3:.G12])" office:value-type="float" office:value="1.03279555898864">
            <text:p>1,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.00848603138910604">
            <text:p>0,849%</text:p>
          </table:table-cell>
          <table:table-cell table:style-name="ce27" table:formula="of:=[.G16]/[.G14]" office:value-type="percentage" office:value="0.0171560724084492">
            <text:p>1,716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>
            <draw:frame table:end-cell-address="r1_6_1.N36" table:end-x="0.291cm" table:end-y="0.202cm" draw:z-index="1" draw:style-name="gr1" svg:width="10.698cm" svg:height="8.083cm" svg:x="0.13cm" svg:y="0.16cm">
              <draw:object draw:notify-on-update-of-ranges="r1_6_1.B22:r1_6_1.B30 r1_6_1.F22:r1_6_1.F30 r1_6_1.I22:r1_6_1.I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13" office:value-type="float" office:value="91713">
            <text:p>91713</text:p>
          </table:table-cell>
          <table:table-cell table:style-name="ce13" office:value-type="float" office:value="111.34">
            <text:p>111,34</text:p>
          </table:table-cell>
          <table:table-cell table:style-name="ce28"/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63">
            <text:p>63</text:p>
          </table:table-cell>
          <table:table-cell table:style-name="ce14" office:value-type="float" office:value="84904">
            <text:p>84904</text:p>
          </table:table-cell>
          <table:table-cell table:style-name="ce14" office:value-type="float" office:value="520">
            <text:p>520</text:p>
          </table:table-cell>
          <table:table-cell table:style-name="ce29" office:value-type="float" office:value="516.66">
            <text:p>516,66</text:p>
          </table:table-cell>
          <table:table-cell table:formula="of:=AVERAGE([.G22];[.H22])" office:value-type="float" office:value="518.33">
            <text:p>518,33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7427">
            <text:p>107427</text:p>
          </table:table-cell>
          <table:table-cell table:style-name="ce15" office:value-type="float" office:value="477">
            <text:p>477</text:p>
          </table:table-cell>
          <table:table-cell table:style-name="ce30" office:value-type="float" office:value="480">
            <text:p>480</text:p>
          </table:table-cell>
          <table:table-cell table:formula="of:=AVERAGE([.G23];[.H23])" office:value-type="float" office:value="478.5">
            <text:p>478,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1">
            <text:p>61</text:p>
          </table:table-cell>
          <table:table-cell table:style-name="ce15" office:value-type="float" office:value="95459">
            <text:p>95459</text:p>
          </table:table-cell>
          <table:table-cell table:style-name="ce15" office:value-type="float" office:value="422.75">
            <text:p>422,75</text:p>
          </table:table-cell>
          <table:table-cell table:style-name="ce30"/>
          <table:table-cell table:formula="of:=AVERAGE([.G24];[.H24])" office:value-type="float" office:value="422.75">
            <text:p>422,7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1">
            <text:p>61</text:p>
          </table:table-cell>
          <table:table-cell table:style-name="ce15" office:value-type="float" office:value="114657">
            <text:p>114657</text:p>
          </table:table-cell>
          <table:table-cell table:style-name="ce15" office:value-type="float" office:value="368.25">
            <text:p>368,25</text:p>
          </table:table-cell>
          <table:table-cell table:style-name="ce30"/>
          <table:table-cell table:formula="of:=AVERAGE([.G25];[.H25])" office:value-type="float" office:value="368.25">
            <text:p>368,2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15" office:value-type="float" office:value="88509">
            <text:p>88509</text:p>
          </table:table-cell>
          <table:table-cell table:style-name="ce15" office:value-type="float" office:value="299">
            <text:p>299</text:p>
          </table:table-cell>
          <table:table-cell table:style-name="ce30" office:value-type="float" office:value="299.7">
            <text:p>299,7</text:p>
          </table:table-cell>
          <table:table-cell table:formula="of:=AVERAGE([.G26];[.H26])" office:value-type="float" office:value="299.35">
            <text:p>299,35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1260">
            <text:p>101260</text:p>
          </table:table-cell>
          <table:table-cell table:style-name="ce15" office:value-type="float" office:value="239.8">
            <text:p>239,8</text:p>
          </table:table-cell>
          <table:table-cell table:style-name="ce30" office:value-type="float" office:value="240">
            <text:p>240</text:p>
          </table:table-cell>
          <table:table-cell table:formula="of:=AVERAGE([.G27];[.H27])" office:value-type="float" office:value="239.9">
            <text:p>239,9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60">
            <text:p>60</text:p>
          </table:table-cell>
          <table:table-cell table:style-name="ce15" office:value-type="float" office:value="100420">
            <text:p>100420</text:p>
          </table:table-cell>
          <table:table-cell table:style-name="ce15" office:value-type="float" office:value="185.4">
            <text:p>185,4</text:p>
          </table:table-cell>
          <table:table-cell table:style-name="ce30"/>
          <table:table-cell table:formula="of:=AVERAGE([.G28];[.H28])" office:value-type="float" office:value="185.4">
            <text:p>185,4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15" office:value-type="float" office:value="99663">
            <text:p>99663</text:p>
          </table:table-cell>
          <table:table-cell table:style-name="ce15" office:value-type="float" office:value="126.1">
            <text:p>126,1</text:p>
          </table:table-cell>
          <table:table-cell table:style-name="ce30" office:value-type="float" office:value="131.375">
            <text:p>131,38</text:p>
          </table:table-cell>
          <table:table-cell table:formula="of:=AVERAGE([.G29];[.H29])" office:value-type="float" office:value="128.7375">
            <text:p>128,74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16" table:formula="of:=AVERAGE(23211;101023;101560)" office:value-type="float" office:value="75264.6666666667">
            <text:p>75264,67</text:p>
          </table:table-cell>
          <table:table-cell table:style-name="ce16" office:value-type="float" office:value="68.64">
            <text:p>68,64</text:p>
          </table:table-cell>
          <table:table-cell table:style-name="ce31"/>
          <table:table-cell table:formula="of:=AVERAGE([.G30];[.H30])" office:value-type="float" office:value="68.64">
            <text:p>68,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>
            <draw:frame table:end-cell-address="r1_6_1.M63" table:end-x="0.799cm" table:end-y="0.418cm" draw:z-index="2" draw:style-name="gr1" svg:width="12.659cm" svg:height="7.514cm" svg:x="0.386cm" svg:y="0.528cm">
              <draw:object draw:notify-on-update-of-ranges="r1_6_1.B50:r1_6_1.B58 r1_6_1.F49:r1_6_1.F49 r1_6_1.F50:r1_6_1.F5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9"/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30"/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114047)" office:value-type="float" office:value="114047">
            <text:p>114047</text:p>
          </table:table-cell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52599;79119;104252)" office:value-type="float" office:value="78656.6666666667">
            <text:p>78656,67</text:p>
          </table:table-cell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39937;29389;67483)" office:value-type="float" office:value="45603">
            <text:p>45603</text:p>
          </table:table-cell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23638;16424;24142)" office:value-type="float" office:value="21401.3333333333">
            <text:p>21401,33</text:p>
          </table:table-cell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31223;40302;10778)" office:value-type="float" office:value="27434.3333333333">
            <text:p>27434,33</text:p>
          </table:table-cell>
          <table:table-cell table:number-columns-repeated="2"/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59">
            <text:p>59</text:p>
          </table:table-cell>
          <table:table-cell table:style-name="ce30" table:formula="of:=AVERAGE(21865;7183;8419)" office:value-type="float" office:value="12489">
            <text:p>12489</text:p>
          </table:table-cell>
          <table:table-cell table:number-columns-repeated="2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31" table:formula="of:=AVERAGE(8881;7951;11824)" office:value-type="float" office:value="9552">
            <text:p>9552</text:p>
          </table:table-cell>
          <table:table-cell table:number-columns-repeated="2"/>
          <table:table-cell/>
        </table:table-row>
      </table:table>
      <table:table table:name="r1_10_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32" office:value-type="string" table:number-columns-spanned="5" table:number-rows-spanned="1">
            <text:p>best known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4"/>
          <table:table-cell table:style-name="ce33" office:value-type="float" office:value="21131.09">
            <text:p>21131,09</text:p>
          </table:table-cell>
          <table:table-cell table:style-name="ce33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office:value-type="string">
            <text:p>probar sin LS</text:p>
          </table:table-cell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21" office:value-type="string">
            <text:p>R1</text:p>
          </table:table-cell>
          <table:table-cell table:number-columns-repeated="4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21" office:value-type="string">
            <text:p>R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0">
            <text:p>#DIV/0!</text:p>
          </table:table-cell>
          <table:table-cell table:formula="of:=AVERAGE([.G3:.G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6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0">
            <text:p>#DIV/0!</text:p>
          </table:table-cell>
          <table:table-cell table:formula="of:=STDEV([.G3:.G12])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table:formula="of:=[.F16]/[.F14]" office:value-type="percentage" office:value="0">
            <text:p>#DIV/0!</text:p>
          </table:table-cell>
          <table:table-cell table:style-name="ce27" table:formula="of:=[.G16]/[.G14]" office:value-type="percentage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9" table:number-rows-spanned="1">
            <text:p>RARV</text:p>
          </table:table-cell>
          <table:covered-table-cell table:number-columns-repeated="8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style-name="ce2" office:value-type="string">
            <text:p>PR</text:p>
          </table:table-cell>
          <table:table-cell table:style-name="ce2" office:value-type="string">
            <text:p>PR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3" office:value-type="string">
            <text:p>_</text:p>
          </table:table-cell>
          <table:table-cell table:style-name="ce13" office:value-type="string">
            <text:p>2'</text:p>
          </table:table-cell>
          <table:table-cell table:style-name="ce13" table:number-columns-repeated="4"/>
          <table:table-cell table:style-name="ce28"/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2'</text:p>
          </table:table-cell>
          <table:table-cell table:style-name="ce14" table:number-columns-repeated="3"/>
          <table:table-cell table:style-name="ce14"/>
          <table:table-cell table:style-name="ce29"/>
          <table:table-cell table:formula="of:=AVERAGE([.G22];[.H22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3];[.H23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4];[.H24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5];[.H25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6];[.H26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7];[.H27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8];[.H28])" office:value-type="float" office:value="0">
            <text:p>#DIV/0!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2'</text:p>
          </table:table-cell>
          <table:table-cell table:style-name="ce15" table:number-columns-repeated="3"/>
          <table:table-cell table:style-name="ce15"/>
          <table:table-cell table:style-name="ce30"/>
          <table:table-cell table:formula="of:=AVERAGE([.G29];[.H29])" office:value-type="float" office:value="0">
            <text:p>#DIV/0!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2'</text:p>
          </table:table-cell>
          <table:table-cell table:style-name="ce16" table:number-columns-repeated="3"/>
          <table:table-cell table:style-name="ce16"/>
          <table:table-cell table:style-name="ce31"/>
          <table:table-cell table:formula="of:=AVERAGE([.G30];[.H30])" office:value-type="float" office:value="0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number-columns-repeated="7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25">
            <text:p>0,2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0.5">
            <text:p>0,5</text:p>
          </table:table-cell>
          <table:table-cell table:style-name="ce21" office:value-type="string">
            <text:p>PR</text:p>
          </table:table-cell>
          <table:table-cell table:style-name="ce25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75">
            <text:p>0,75</text:p>
          </table:table-cell>
          <table:table-cell table:style-name="ce20" office:value-type="string">
            <text:p>PR</text:p>
          </table:table-cell>
          <table:table-cell table:style-name="ce22"/>
          <table:table-cell table:number-columns-repeated="5"/>
        </table:table-row>
        <table:table-row table:style-name="ro1" table:number-rows-repeated="3">
          <table:table-cell table:style-name="ce10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 table:style-name="ce11"/>
          <table:table-cell table:style-name="ce18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4" office:value-type="string" table:number-columns-spanned="6" table:number-rows-spanned="1">
            <text:p>RARV sin LS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v</text:p>
          </table:table-cell>
          <table:table-cell table:style-name="ce3" table:number-columns-repeated="2"/>
          <table:table-cell table:style-name="ce2" office:value-type="string">
            <text:p>V</text:p>
          </table:table-cell>
          <table:table-cell table:style-name="ce2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float" office:value="0.1">
            <text:p>0,1</text:p>
          </table:table-cell>
          <table:table-cell table:style-name="ce14" office:value-type="string">
            <text:p>1'</text:p>
          </table:table-cell>
          <table:table-cell table:style-name="ce14"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2">
            <text:p>0,2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30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3">
            <text:p>0,3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30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30"/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30" office:value-type="float" office:value="44247">
            <text:p>44247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30" office:value-type="float" office:value="25379">
            <text:p>25379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7">
            <text:p>0,7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30" office:value-type="float" office:value="24003">
            <text:p>24003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8">
            <text:p>0,8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100">
            <text:p>100</text:p>
          </table:table-cell>
          <table:table-cell table:style-name="ce30" office:value-type="float" office:value="51200">
            <text:p>5120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9">
            <text:p>0,9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31" office:value-type="float" office:value="15405">
            <text:p>1540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9/01/2010</text:date>, <text:time>20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1-09T20:30:45</dc:date>
    <dc:creator>Andrés Quijano</dc:creator>
    <meta:editing-duration>PT57H00M54S</meta:editing-duration>
    <meta:editing-cycles>450</meta:editing-cycles>
    <meta:generator>OpenOffice.org/3.1$Linux OpenOffice.org_project/310m19$Build-9420</meta:generator>
    <meta:document-statistic meta:table-count="6" meta:cell-count="100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4.845cm" svg:height="6.998cm" chart:class="chart:radar" chart:style-name="ch1">
        <chart:plot-area chart:style-name="ch2" table:cell-range-address="r104.E2:r104.F11" chart:data-source-has-labels="column" svg:x="0.096cm" svg:y="0.139cm" svg:width="4.653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1015.37">
                <text:p text:id="r104.F2:r104.F11">1015.3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2.81">
                <text:p>1002.8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991.19">
                <text:p>991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02.07">
                <text:p>1002.0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988.28">
                <text:p>988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699cm" svg:height="8.084cm" chart:class="chart:line" chart:style-name="ch1">
        <chart:plot-area chart:style-name="ch2" table:cell-range-address="r1_6_1.B22:r1_6_1.B30 r1_6_1.F22:r1_6_1.F30 r1_6_1.I22:r1_6_1.I30" chart:data-source-has-labels="column" svg:x="0.213cm" svg:y="0.161cm" svg:width="10.273cm" svg:height="7.762cm">
          <chart:axis chart:dimension="x" chart:name="primary-x" chart:style-name="ch3">
            <chart:categories table:cell-range-address="r1_6_1.B22:r1_6_1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6_1.F22:r1_6_1.F30" chart:class="chart:line">
            <chart:data-point chart:style-name="ch7" chart:repeated="4"/>
            <chart:data-point/>
            <chart:data-point chart:style-name="ch7" chart:repeated="2"/>
            <chart:data-point chart:repeated="2"/>
          </chart:series>
          <chart:series chart:attached-axis="secondary-y" chart:style-name="ch8" chart:values-cell-range-address="r1_6_1.I22:r1_6_1.I3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r1_6_1.B22:r1_6_1.B30">0,1</text:p>
              </table:table-cell>
              <table:table-cell office:value-type="float" office:value="84904">
                <text:p text:id="r1_6_1.F22:r1_6_1.F30">84904</text:p>
              </table:table-cell>
              <table:table-cell office:value-type="float" office:value="518.33">
                <text:p text:id="r1_6_1.I22:r1_6_1.I30">518.33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07427">
                <text:p>107427</text:p>
              </table:table-cell>
              <table:table-cell office:value-type="float" office:value="478.5">
                <text:p>478.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95459">
                <text:p>95459</text:p>
              </table:table-cell>
              <table:table-cell office:value-type="float" office:value="422.75">
                <text:p>422.7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14657">
                <text:p>114657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88509">
                <text:p>88509</text:p>
              </table:table-cell>
              <table:table-cell office:value-type="float" office:value="299.35">
                <text:p>299.3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01260">
                <text:p>101260</text:p>
              </table:table-cell>
              <table:table-cell office:value-type="float" office:value="239.9">
                <text:p>239.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00420">
                <text:p>100420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99663">
                <text:p>99663</text:p>
              </table:table-cell>
              <table:table-cell office:value-type="float" office:value="128.7375">
                <text:p>128.737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75264.6666666667">
                <text:p>75264.6666666667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66cm" svg:height="7.515cm" chart:class="chart:line" chart:style-name="ch1">
        <chart:plot-area chart:style-name="ch2" table:cell-range-address="r1_6_1.B50:r1_6_1.B58 r1_6_1.F49:r1_6_1.F58" chart:data-source-has-labels="both" svg:x="0.253cm" svg:y="0.15cm" svg:width="12.154cm" svg:height="7.215cm">
          <chart:axis chart:dimension="x" chart:name="primary-x" chart:style-name="ch3">
            <chart:categories table:cell-range-address="r1_6_1.B50:r1_6_1.B5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50:r1_6_1.F58" chart:label-cell-address="r1_6_1.F49:r1_6_1.F49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6_1.F49:r1_6_1.F49">tMV</text:p>
              </table:table-cell>
            </table:table-row>
          </table:table-header-rows>
          <table:table-rows>
            <table:table-row>
              <table:table-cell office:value-type="string">
                <text:p text:id="r1_6_1.B50:r1_6_1.B58">0,1</text:p>
              </table:table-cell>
              <table:table-cell office:value-type="float" office:value="1.#NAN">
                <text:p text:id="r1_6_1.F50:r1_6_1.F58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14047">
                <text:p>11404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78656.6666666667">
                <text:p>78656.66666666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1401.3333333333">
                <text:p>21401.3333333333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7434.3333333333">
                <text:p>27434.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9552">
                <text:p>9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549cm" svg:height="7.635cm" chart:class="chart:line" chart:style-name="ch1">
        <chart:plot-area chart:style-name="ch2" table:cell-range-address="r1_4_1.B51:r1_4_1.B59 r1_4_1.F51:r1_4_1.F59" chart:data-source-has-labels="column" svg:x="0.29cm" svg:y="0.152cm" svg:width="13.969cm" svg:height="7.331cm">
          <chart:axis chart:dimension="x" chart:name="primary-x" chart:style-name="ch3">
            <chart:categories table:cell-range-address="r1_4_1.B51:r1_4_1.B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51:r1_4_1.F59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B51:r1_4_1.B59">0,1</text:p>
              </table:table-cell>
              <table:table-cell office:value-type="float" office:value="36964">
                <text:p text:id="r1_4_1.F51:r1_4_1.F59">3696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485.6666666667">
                <text:p>15485.666666666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5855.66666666667">
                <text:p>5855.6666666666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3855.66666666667">
                <text:p>3855.66666666667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4022.33333333333">
                <text:p>4022.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9.8cm" svg:height="7.199cm" chart:class="chart:radar" chart:style-name="ch1">
        <chart:plot-area chart:style-name="ch2" table:cell-range-address="rc105.E3:rc105.F12" chart:data-source-has-labels="column" svg:x="0.196cm" svg:y="0.143cm" svg:width="9.408cm" svg:height="6.913cm">
          <chart:axis chart:dimension="x" chart:name="primary-x" chart:style-name="ch3">
            <chart:categories table:cell-range-address="rc105.E3:rc105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3:rc105.F12" chart:class="chart:radar">
            <chart:data-point chart:repeated="5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3:rc105.E12">R1</text:p>
              </table:table-cell>
              <table:table-cell office:value-type="float" office:value="1542.26">
                <text:p text:id="rc105.F3:rc105.F12">1542.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42.26">
                <text:p>1542.2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9.13">
                <text:p>1549.1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52.05">
                <text:p>1552.05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227cm" svg:height="7cm" chart:class="chart:line" chart:style-name="ch1">
        <chart:plot-area chart:style-name="ch2" table:cell-range-address="r104.B22:r104.B30 r104.B20:r104.B20 r104.F22:r104.F30 r104.F20:r104.F20 r104.I22:r104.I30" chart:data-source-has-labels="both" svg:x="0.204cm" svg:y="0.14cm" svg:width="9.819cm" svg:height="6.72cm">
          <chart:axis chart:dimension="x" chart:name="primary-x" chart:style-name="ch3">
            <chart:categories table:cell-range-address="r104.B22:r104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04.F22:r104.F30" chart:label-cell-address="r104.B20:r104.B20" chart:class="chart:line">
            <chart:data-point chart:repeated="9"/>
          </chart:series>
          <chart:series chart:attached-axis="secondary-y" chart:style-name="ch7" chart:values-cell-range-address="r104.I22:r104.I30" chart:label-cell-address="r104.F20:r104.F2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04.B20:r104.B20">πv</text:p>
              </table:table-cell>
              <table:table-cell office:value-type="string">
                <text:p text:id="r104.F20:r104.F20">tMV</text:p>
              </table:table-cell>
            </table:table-row>
          </table:table-header-rows>
          <table:table-rows>
            <table:table-row>
              <table:table-cell office:value-type="string">
                <text:p text:id="r104.B22:r104.B30">0,1</text:p>
              </table:table-cell>
              <table:table-cell office:value-type="float" office:value="8215">
                <text:p text:id="r104.F22:r104.F30">8215</text:p>
              </table:table-cell>
              <table:table-cell office:value-type="float" office:value="87.61">
                <text:p text:id="r104.I22:r104.I30">87.61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02">
                <text:p>4902</text:p>
              </table:table-cell>
              <table:table-cell office:value-type="float" office:value="80.975">
                <text:p>80.97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5838">
                <text:p>5838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2343">
                <text:p>2343</text:p>
              </table:table-cell>
              <table:table-cell office:value-type="float" office:value="63.98">
                <text:p>63.9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777">
                <text:p>2777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399">
                <text:p>2399</text:p>
              </table:table-cell>
              <table:table-cell office:value-type="float" office:value="45.985">
                <text:p>45.98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362">
                <text:p>2362</text:p>
              </table:table-cell>
              <table:table-cell office:value-type="float" office:value="37.045">
                <text:p>37.0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193">
                <text:p>2193</text:p>
              </table:table-cell>
              <table:table-cell office:value-type="float" office:value="27.985">
                <text:p>27.9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2199">
                <text:p>2199</text:p>
              </table:table-cell>
              <table:table-cell office:value-type="float" office:value="18.96">
                <text:p>18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8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547cm" svg:height="7cm" chart:class="chart:line" chart:style-name="ch1">
        <chart:plot-area chart:style-name="ch2" table:cell-range-address="rc105.B22:rc105.B30 rc105.F20:rc105.F20 rc105.F22:rc105.F30 rc105.H20:rc105.H20 rc105.I22:rc105.I30" chart:data-source-has-labels="both" svg:x="0.25cm" svg:y="0.14cm" svg:width="12.047cm" svg:height="6.72cm">
          <chart:axis chart:dimension="x" chart:name="primary-x" chart:style-name="ch3">
            <chart:categories table:cell-range-address="rc105.B22:rc105.B3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c105.F22:rc105.F30" chart:label-cell-address="rc105.F20:rc105.F20" chart:class="chart:line">
            <chart:data-point chart:repeated="9"/>
          </chart:series>
          <chart:series chart:attached-axis="secondary-y" chart:style-name="ch8" chart:values-cell-range-address="rc105.I22:rc105.I30" chart:label-cell-address="rc105.H20:rc105.H2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c105.F20:rc105.F20">tMV</text:p>
              </table:table-cell>
              <table:table-cell office:value-type="string">
                <text:p text:id="rc105.H20:rc105.H20">PR</text:p>
              </table:table-cell>
            </table:table-row>
          </table:table-header-rows>
          <table:table-rows>
            <table:table-row>
              <table:table-cell office:value-type="string">
                <text:p text:id="rc105.B22:rc105.B30">0,1</text:p>
              </table:table-cell>
              <table:table-cell office:value-type="float" office:value="3528">
                <text:p text:id="rc105.F22:rc105.F30">3528</text:p>
              </table:table-cell>
              <table:table-cell office:value-type="float" office:value="84.425">
                <text:p text:id="rc105.I22:rc105.I30">84.4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3119">
                <text:p>311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3534">
                <text:p>353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4114">
                <text:p>4114</text:p>
              </table:table-cell>
              <table:table-cell office:value-type="float" office:value="62.215">
                <text:p>62.21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66">
                <text:p>3666</text:p>
              </table:table-cell>
              <table:table-cell office:value-type="float" office:value="53.455">
                <text:p>53.45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7077">
                <text:p>7077</text:p>
              </table:table-cell>
              <table:table-cell office:value-type="float" office:value="44.255">
                <text:p>44.25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6642">
                <text:p>6642</text:p>
              </table:table-cell>
              <table:table-cell office:value-type="float" office:value="34.945">
                <text:p>34.9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4453">
                <text:p>4453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12569">
                <text:p>112569</text:p>
              </table:table-cell>
              <table:table-cell office:value-type="float" office:value="16.07">
                <text:p>16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243cm" svg:height="7cm" chart:class="chart:radar" chart:style-name="ch1">
        <chart:plot-area chart:style-name="ch2" table:cell-range-address="r1_2_2.E3:r1_2_2.F12" chart:data-source-has-labels="column" svg:x="0.144cm" svg:y="0.14cm" svg:width="6.955cm" svg:height="6.72cm">
          <chart:axis chart:dimension="x" chart:name="primary-x" chart:style-name="ch3">
            <chart:categories table:cell-range-address="r1_2_2.E3:r1_2_2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3:r1_2_2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3:r1_2_2.E12">R1</text:p>
              </table:table-cell>
              <table:table-cell office:value-type="float" office:value="4397.78">
                <text:p text:id="r1_2_2.F3:r1_2_2.F12">4397.78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99.49">
                <text:p>4499.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503.24">
                <text:p>4503.2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419.37">
                <text:p>4419.3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30.87">
                <text:p>4430.8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01.48">
                <text:p>4401.4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421.06">
                <text:p>4421.0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495.21">
                <text:p>4495.21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538.08">
                <text:p>4538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3:r1_4_1.F12" chart:data-source-has-labels="column" svg:x="0.16cm" svg:y="0.14cm" svg:width="7.68cm" svg:height="6.72cm">
          <chart:axis chart:dimension="x" chart:name="primary-x" chart:style-name="ch3">
            <chart:categories table:cell-range-address="r1_4_1.E3:r1_4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:r1_4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3:r1_4_1.E12">R1</text:p>
              </table:table-cell>
              <table:table-cell office:value-type="float" office:value="11073">
                <text:p text:id="r1_4_1.F3:r1_4_1.F12">11073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1116">
                <text:p>11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449cm" svg:height="7cm" chart:class="chart:radar" chart:style-name="ch1">
        <chart:plot-area chart:style-name="ch2" table:cell-range-address="r1_6_1.E3:r1_6_1.F12" chart:data-source-has-labels="column" svg:x="0.148cm" svg:y="0.14cm" svg:width="7.153cm" svg:height="6.72cm">
          <chart:axis chart:dimension="x" chart:name="primary-x" chart:style-name="ch3">
            <chart:categories table:cell-range-address="r1_6_1.E3:r1_6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3:r1_6_1.F12" chart:class="chart:radar">
            <chart:data-point chart:style-name="ch6"/>
            <chart:data-point chart:repeated="2"/>
            <chart:data-point chart:style-name="ch7"/>
            <chart:data-point/>
            <chart:data-point chart:style-name="ch7" chart:repeated="2"/>
            <chart:data-point chart:style-name="ch6"/>
            <chart:data-point chart:style-name="ch8"/>
            <chart:data-point chart:style-name="ch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3:r1_6_1.E12">R1</text:p>
              </table:table-cell>
              <table:table-cell office:value-type="float" office:value="22744">
                <text:p text:id="r1_6_1.F3:r1_6_1.F12">22744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2806">
                <text:p>2280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2671">
                <text:p>2267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188">
                <text:p>23188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3027">
                <text:p>2302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2719">
                <text:p>227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91cm" svg:height="6.742cm" chart:class="chart:line" chart:style-name="ch1">
        <chart:plot-area chart:style-name="ch2" table:cell-range-address="r1_2_2.B22:r1_2_2.B30 r1_2_2.F20:r1_2_2.G20 r1_2_2.F22:r1_2_2.F30 r1_2_2.I22:r1_2_2.I30" chart:data-source-has-labels="both" svg:x="0.219cm" svg:y="0.134cm" svg:width="10.553cm" svg:height="6.474cm">
          <chart:axis chart:dimension="x" chart:name="primary-x" chart:style-name="ch3">
            <chart:categories table:cell-range-address="r1_2_2.B22:r1_2_2.B3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1_2_2.F22:r1_2_2.F30" chart:label-cell-address="r1_2_2.F20:r1_2_2.F20" chart:class="chart:line">
            <chart:data-point chart:repeated="9"/>
          </chart:series>
          <chart:series chart:attached-axis="secondary-y" chart:style-name="ch8" chart:values-cell-range-address="r1_2_2.I22:r1_2_2.I30" chart:label-cell-address="r1_2_2.G20:r1_2_2.G2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2_2.F20:r1_2_2.F20">tMV</text:p>
              </table:table-cell>
              <table:table-cell office:value-type="string">
                <text:p text:id="r1_2_2.G20:r1_2_2.G20">PR</text:p>
              </table:table-cell>
            </table:table-row>
          </table:table-header-rows>
          <table:table-rows>
            <table:table-row>
              <table:table-cell office:value-type="string">
                <text:p text:id="r1_2_2.B22:r1_2_2.B30">0,1</text:p>
              </table:table-cell>
              <table:table-cell office:value-type="float" office:value="19306">
                <text:p text:id="r1_2_2.F22:r1_2_2.F30">19306</text:p>
              </table:table-cell>
              <table:table-cell office:value-type="float" office:value="175.12">
                <text:p text:id="r1_2_2.I22:r1_2_2.I30">175.12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8384">
                <text:p>18384</text:p>
              </table:table-cell>
              <table:table-cell office:value-type="float" office:value="160.47">
                <text:p>160.47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517">
                <text:p>15517</text:p>
              </table:table-cell>
              <table:table-cell office:value-type="float" office:value="143.015">
                <text:p>143.01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8565">
                <text:p>18565</text:p>
              </table:table-cell>
              <table:table-cell office:value-type="float" office:value="124.47">
                <text:p>124.4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3988">
                <text:p>13988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3169">
                <text:p>13169</text:p>
              </table:table-cell>
              <table:table-cell office:value-type="float" office:value="86.565">
                <text:p>86.56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2840">
                <text:p>12840</text:p>
              </table:table-cell>
              <table:table-cell office:value-type="float" office:value="67.54">
                <text:p>67.5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3095">
                <text:p>13095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3911">
                <text:p>13911</text:p>
              </table:table-cell>
              <table:table-cell office:value-type="float" office:value="28.915">
                <text:p>28.9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44cm" svg:height="6.893cm" chart:class="chart:line" chart:style-name="ch1">
        <chart:plot-area chart:style-name="ch2" table:cell-range-address="r1_4_1.B23:r1_4_1.B31 r1_4_1.F21:r1_4_1.G21 r1_4_1.F23:r1_4_1.F31 r1_4_1.I23:r1_4_1.I31" chart:data-source-has-labels="both" svg:x="0.242cm" svg:y="0.137cm" svg:width="11.66cm" svg:height="6.619cm">
          <chart:axis chart:dimension="x" chart:name="primary-x" chart:style-name="ch3">
            <chart:categories table:cell-range-address="r1_4_1.B23:r1_4_1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4_1.F23:r1_4_1.F31" chart:label-cell-address="r1_4_1.F21:r1_4_1.F21" chart:class="chart:line">
            <chart:data-point chart:repeated="9"/>
          </chart:series>
          <chart:series chart:attached-axis="secondary-y" chart:style-name="ch7" chart:values-cell-range-address="r1_4_1.I23:r1_4_1.I31" chart:label-cell-address="r1_4_1.G21:r1_4_1.G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4_1.F21:r1_4_1.F21">tMV</text:p>
              </table:table-cell>
              <table:table-cell office:value-type="string">
                <text:p text:id="r1_4_1.G21:r1_4_1.G21">PR</text:p>
              </table:table-cell>
            </table:table-row>
          </table:table-header-rows>
          <table:table-rows>
            <table:table-row>
              <table:table-cell office:value-type="string">
                <text:p text:id="r1_4_1.B23:r1_4_1.B31">0,1</text:p>
              </table:table-cell>
              <table:table-cell office:value-type="float" office:value="59033">
                <text:p text:id="r1_4_1.F23:r1_4_1.F31">59033</text:p>
              </table:table-cell>
              <table:table-cell office:value-type="float" office:value="348.25">
                <text:p text:id="r1_4_1.I23:r1_4_1.I31">348.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784">
                <text:p>49784</text:p>
              </table:table-cell>
              <table:table-cell office:value-type="float" office:value="316.305">
                <text:p>316.30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48121">
                <text:p>48121</text:p>
              </table:table-cell>
              <table:table-cell office:value-type="float" office:value="280.97">
                <text:p>280.9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32795">
                <text:p>32795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4843">
                <text:p>34843</text:p>
              </table:table-cell>
              <table:table-cell office:value-type="float" office:value="204.585">
                <text:p>204.58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5399">
                <text:p>25399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4011">
                <text:p>24011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4547">
                <text:p>24547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9815">
                <text:p>19815</text:p>
              </table:table-cell>
              <table:table-cell office:value-type="float" office:value="48.66">
                <text:p>48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